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9-07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9-04-0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8-12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8-10-0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8-07-10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8-03-0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7-12-1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7-09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7-06-2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0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0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1910</text:p>
          </table:table-cell>
          <table:table-cell office:value-type="string" calcext:value-type="string">
            <text:p>Lake Weatherford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